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draw:fill="none" draw:stroke="solid" svg:stroke-width="0.02083in" svg:stroke-color="#000000" draw:marker-end="a1299" svg:stroke-opacity="100%" draw:stroke-linejoin="miter" svg:stroke-linecap="butt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2">
      <style:drawing-page-properties draw:fill="bitmap" draw:fill-image-name="a1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0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graphic" style:name="a1278">
      <style:graphic-properties draw:fill="none" draw:stroke="solid" svg:stroke-width="0.02083in" svg:stroke-color="#000000" draw:marker-end="a1277" svg:stroke-opacity="100%" draw:stroke-linejoin="miter" svg:stroke-linecap="butt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bitmap" draw:fill-image-name="a11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0">
      <style:graphic-properties draw:fill="none" draw:stroke="solid" svg:stroke-width="0.02083in" svg:stroke-color="#000000" draw:marker-end="a1279" svg:stroke-opacity="100%" draw:stroke-linejoin="miter" svg:stroke-linecap="butt"/>
    </style:style>
    <style:style style:family="drawing-page" style:name="a1319">
      <style:drawing-page-properties draw:fill="bitmap" draw:fill-image-name="a13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>
      <style:graphic-properties draw:fill="none" draw:stroke="solid" svg:stroke-width="0.02083in" svg:stroke-color="#000000" draw:marker-end="a1281" svg:stroke-opacity="100%" draw:stroke-linejoin="miter" svg:stroke-linecap="butt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none" draw:stroke="solid" svg:stroke-width="0.02083in" svg:stroke-color="#4472c4" draw:marker-end="a1092" svg:stroke-opacity="100%" draw:stroke-linejoin="miter" svg:stroke-linecap="butt"/>
    </style:style>
    <style:style style:family="graphic" style:name="a1095">
      <style:graphic-properties draw:fill="none" draw:stroke="solid" svg:stroke-width="0.02083in" svg:stroke-color="#4472c4" draw:marker-end="a1094" svg:stroke-opacity="100%" draw:stroke-linejoin="miter" svg:stroke-linecap="butt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draw:fill="none" draw:stroke="solid" svg:stroke-width="0.02083in" svg:stroke-color="#ed7d31" draw:marker-end="a1096" svg:stroke-opacity="100%" draw:stroke-linejoin="miter" svg:stroke-linecap="butt"/>
    </style:style>
    <style:style style:family="paragraph" style:name="a13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92">
      <style:graphic-properties draw:fill="none" draw:stroke="solid" svg:stroke-width="0.02083in" svg:stroke-color="#000000" draw:marker-end="a1291" svg:stroke-opacity="100%" draw:stroke-linejoin="miter" svg:stroke-linecap="butt"/>
    </style:style>
    <style:style style:family="graphic" style:name="a1294">
      <style:graphic-properties draw:fill="none" draw:stroke="solid" svg:stroke-width="0.02083in" svg:stroke-color="#000000" draw:marker-end="a1293" svg:stroke-opacity="100%" draw:stroke-linejoin="miter" svg:stroke-linecap="butt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bitmap" draw:fill-image-name="a9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5">
      <style:drawing-page-properties draw:fill="bitmap" draw:fill-image-name="a11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2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2083in" svg:stroke-color="#000000" draw:marker-end="a914" svg:stroke-opacity="100%" draw:stroke-linejoin="miter" svg:stroke-linecap="butt"/>
    </style:style>
    <style:style style:family="graphic" style:name="a917">
      <style:graphic-properties draw:fill="none" draw:stroke="solid" svg:stroke-width="0.02083in" svg:stroke-color="#000000" draw:marker-end="a916" svg:stroke-opacity="100%" draw:stroke-linejoin="miter" svg:stroke-linecap="but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8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0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Paging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Paging</text:span><text:span text:style-name="a879" text:class-names=""/></text:p>
          </draw:text-box>
          <svg:title/>
          <svg:desc/>
        </draw:frame>
        <draw:frame draw:id="id87" presentation:style-name="a909" draw:name="Content Placeholder 4" svg:x="0.40551in" svg:y="1.4974in" svg:width="9.18898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Let’s solve two problems at once: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Makes allocation problem trivial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p text:style-name="a889" text:class-names="" text:cond-style-name=""><text:span text:style-name="a888" text:class-names="">Fixed sized <text:s text:c="1"/>units called pages</text:span></text:p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No more bounds !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Use space efficiently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7" text:class-names="">Small fixed size <text:s text:c="1"/>(no need to use large chunk of memory to access a single byte)</text:span></text:p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p text:style-name="a901" text:class-names="" text:cond-style-name=""><text:span text:style-name="a900" text:class-names="">No more segment, address is divided in a collection of pages</text:span></text:p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4.19697in" svg:y="4.28598in" svg:width="1.03788in" svg:height="0.875in" draw:id="id88" draw:style-name="a913" draw:name="Flowchart: Summing Junction 6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11174in" svg:y1="4.72348in" svg:x2="4.19697in" svg:y2="4.72348in" draw:id="id89" draw:style-name="a915" draw:name="Straight Arrow Connector 12">
          <svg:title/>
          <svg:desc/>
        </draw:connector>
        <draw:connector draw:type="line" svg:x1="5.23485in" svg:y1="4.72348in" draw:start-shape="id88" draw:start-glue-point="1" svg:x2="7.70833in" svg:y2="4.72348in" draw:id="id90" draw:style-name="a917" draw:name="Straight Arrow Connector 15">
          <svg:title/>
          <svg:desc/>
        </draw:connector>
        <draw:frame draw:id="id91" draw:style-name="a921" draw:name="TextBox 16" svg:x="4.31866in" svg:y="3.81534in" svg:width="0.79449in" svg:height="0.40391in">
          <draw:text-box>
            <text:p text:style-name="a920" text:class-names="" text:cond-style-name=""><text:span text:style-name="a918" text:class-names="">MMU</text:span><text:span text:style-name="a919" text:class-names=""/></text:p>
          </draw:text-box>
          <svg:title/>
          <svg:desc/>
        </draw:frame>
        <draw:custom-shape svg:x="1.79924in" svg:y="3.76894in" svg:width="1.16667in" svg:height="0.23864in" draw:id="id92" draw:style-name="a925" draw:name="Rectangle 12">
          <svg:title/>
          <svg:desc/>
          <text:p text:style-name="a924" text:class-names="" text:cond-style-name=""><text:span text:style-name="a922" text:class-names="">page #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765in" svg:y="3.76894in" svg:width="0.94697in" svg:height="0.23864in" draw:id="id93" draw:style-name="a929" draw:name="Rectangle 13">
          <svg:title/>
          <svg:desc/>
          <text:p text:style-name="a928" text:class-names="" text:cond-style-name=""><text:span text:style-name="a926" text:class-names="">offset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75in" svg:y="3.76894in" svg:width="1.16667in" svg:height="0.23864in" draw:id="id94" draw:style-name="a933" draw:name="Rectangle 14">
          <svg:title/>
          <svg:desc/>
          <text:p text:style-name="a932" text:class-names="" text:cond-style-name=""><text:span text:style-name="a930" text:class-names="">page #</text:span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34in" svg:y="3.76894in" svg:width="0.94697in" svg:height="0.23864in" draw:id="id95" draw:style-name="a937" draw:name="Rectangle 15">
          <svg:title/>
          <svg:desc/>
          <text:p text:style-name="a936" text:class-names="" text:cond-style-name=""><text:span text:style-name="a934" text:class-names="">offset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8276in" svg:height="2.12538in" draw:id="id96" draw:style-name="a940" draw:transform="translate(-0.09138in -1.06269in) rotate(-1.5708) translate(2.86193in 3.61033in)" draw:name="Left Brace 17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97" draw:style-name="a943" draw:name="TextBox 18" svg:x="2.08384in" svg:y="3.0597in" svg:width="1.76414in" svg:height="0.40391in">
          <draw:text-box>
            <text:p text:style-name="a942" text:class-names="" text:cond-style-name=""><text:span text:style-name="a941" text:class-names="">Virtual Address</text:span></text:p>
          </draw:text-box>
          <svg:title/>
          <svg:desc/>
        </draw:frame>
        <draw:custom-shape svg:width="0.18276in" svg:height="2.12538in" draw:id="id98" draw:style-name="a946" draw:transform="translate(-0.09138in -1.06269in) rotate(-1.5708) translate(6.44738in 3.58911in)" draw:name="Left Brace 19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99" draw:style-name="a950" draw:name="TextBox 20" svg:x="5.52631in" svg:y="3.00538in" svg:width="1.88826in" svg:height="0.40391in">
          <draw:text-box>
            <text:p text:style-name="a949" text:class-names="" text:cond-style-name=""><text:span text:style-name="a947" text:class-names="">Physical Address</text:span><text:span text:style-name="a948" text:class-names=""/></text:p>
          </draw:text-box>
          <svg:title/>
          <svg:desc/>
        </draw:frame>
        <presentation:notes draw:style-name="a956">
          <draw:page-thumbnail draw:page-number="3" svg:x="0.75in" svg:y="1.25in" svg:width="6in" svg:height="3.375in" presentation:class="page" draw:id="id100" presentation:style-name="a951" draw:name="Slide Image Placeholder 1">
            <svg:title/>
            <svg:desc/>
          </draw:page-thumbnail>
          <draw:frame draw:id="id101" presentation:style-name="a9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955" draw:name="Slide Number Placeholder 3" svg:x="4.24826in" svg:y="9.49826in" svg:width="3.25in" svg:height="0.50174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7" draw:style-name="a958" draw:master-page-name="Master1-Layout2-obj-Title-and-Content" presentation:presentation-page-layout-name="Master1-PPL2" draw:id="Slide-362">
        <draw:frame draw:id="id103" presentation:style-name="a962" draw:name="Title 1" svg:x="0.40551in" svg:y="0.29948in" svg:width="9.18898in" svg:height="1.08724in" presentation:class="title" presentation:placeholder="false">
          <draw:text-box>
            <text:p text:style-name="a961" text:class-names="" text:cond-style-name=""><text:span text:style-name="a959" text:class-names="">Good and Bad</text:span><text:span text:style-name="a960" text:class-names=""/></text:p>
          </draw:text-box>
          <svg:title/>
          <svg:desc/>
        </draw:frame>
        <draw:frame draw:id="id104" presentation:style-name="a981" draw:name="Content Placeholder 2" svg:x="0.40551in" svg:y="1.4974in" svg:width="9.18898in" svg:height="3.15885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Good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Can allocate virtual address space with fine granularity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Only need to bring small pages that the process needs into the RAM</text:span></text:p>
                  </text:list-item>
                </text:list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Bad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Bookeeping becomes more complex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Lots of small pages to keep track of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983" draw:master-page-name="Master1-Layout2-obj-Title-and-Content" presentation:presentation-page-layout-name="Master1-PPL2" draw:id="Slide-363">
        <draw:frame draw:id="id105" presentation:style-name="a987" draw:name="Title 1" svg:x="0.40551in" svg:y="0.29948in" svg:width="9.18898in" svg:height="1.08724in" presentation:class="title" presentation:placeholder="false">
          <draw:text-box>
            <text:p text:style-name="a986" text:class-names="" text:cond-style-name=""><text:span text:style-name="a984" text:class-names="">Good and Bad</text:span><text:span text:style-name="a985" text:class-names=""/></text:p>
          </draw:text-box>
          <svg:title/>
          <svg:desc/>
        </draw:frame>
        <draw:frame draw:id="id106" presentation:style-name="a1012" draw:name="Content Placeholder 2" svg:x="0.40551in" svg:y="1.4974in" svg:width="9.18898in" svg:height="3.1588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Good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Can allocate virtual address space with fine granularity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Only need to bring small pages that the process needs into the RAM</text:span></text:p>
                  </text:list-item>
                </text:list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Bad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Bookeeping becomes more complex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Lots of small pages to keep track of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Let’s see how to deal with this!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1014" draw:master-page-name="Master1-Layout2-obj-Title-and-Content" presentation:presentation-page-layout-name="Master1-PPL2" draw:id="Slide-364">
        <draw:frame draw:id="id107" presentation:style-name="a1018" draw:name="Title 1" svg:x="0.40551in" svg:y="0.29948in" svg:width="9.18898in" svg:height="1.08724in" presentation:class="title" presentation:placeholder="false">
          <draw:text-box>
            <text:p text:style-name="a1017" text:class-names="" text:cond-style-name=""><text:span text:style-name="a1015" text:class-names="">Single-level page table</text:span><text:span text:style-name="a1016" text:class-names=""/></text:p>
          </draw:text-box>
          <svg:title/>
          <svg:desc/>
        </draw:frame>
        <draw:frame draw:id="id108" presentation:style-name="a1038" draw:name="Content Placeholder 2" svg:x="0.40551in" svg:y="1.4974in" svg:width="9.18898in" svg:height="3.15885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Need to keep around a maping between virtual page and physical page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Suppose 32bits addresses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12bits offset (4kb per page)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20 bits for page number (~1millions entries)</text:span></text:p>
                  </text:list-item>
                </text:list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ach process associated with a mapping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Need a table with 1 millions entries!!!!</text:span><text:span text:style-name="a1035" text:class-names=""/></text:p>
              </text:list-item>
            </text:list>
          </draw:text-box>
          <svg:title/>
          <svg:desc/>
        </draw:frame>
        <draw:custom-shape svg:x="3.33712in" svg:y="4.93939in" svg:width="1.16667in" svg:height="0.23864in" draw:id="id109" draw:style-name="a1042" draw:name="Rectangle 4">
          <svg:title/>
          <svg:desc/>
          <text:p text:style-name="a1041" text:class-names="" text:cond-style-name=""><text:span text:style-name="a1039" text:class-names="">page #</text:span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1553in" svg:y="4.93939in" svg:width="0.94697in" svg:height="0.23864in" draw:id="id110" draw:style-name="a1046" draw:name="Rectangle 5">
          <svg:title/>
          <svg:desc/>
          <text:p text:style-name="a1045" text:class-names="" text:cond-style-name=""><text:span text:style-name="a1043" text:class-names="">offset</text:span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8276in" svg:height="2.12538in" draw:id="id111" draw:style-name="a1049" draw:transform="translate(-0.09138in -1.06269in) rotate(-1.5708) translate(4.4095in 4.75956in)" draw:name="Left Brace 6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12" draw:style-name="a1053" draw:name="TextBox 7" svg:x="3.48843in" svg:y="4.17583in" svg:width="1.88826in" svg:height="0.40391in">
          <draw:text-box>
            <text:p text:style-name="a1052" text:class-names="" text:cond-style-name=""><text:span text:style-name="a1050" text:class-names="">Physical Address</text:span><text:span text:style-name="a1051" text:class-names=""/></text:p>
          </draw:text-box>
          <svg:title/>
          <svg:desc/>
        </draw:frame>
        <draw:custom-shape svg:x="6.86742in" svg:y="2.57386in" svg:width="1.16667in" svg:height="0.23864in" draw:id="id113" draw:style-name="a1057" draw:name="Rectangle 8">
          <svg:title/>
          <svg:desc/>
          <text:p text:style-name="a1056" text:class-names="" text:cond-style-name=""><text:span text:style-name="a1054" text:class-names="">page #</text:span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4583in" svg:y="2.57386in" svg:width="0.94697in" svg:height="0.23864in" draw:id="id114" draw:style-name="a1061" draw:name="Rectangle 9">
          <svg:title/>
          <svg:desc/>
          <text:p text:style-name="a1060" text:class-names="" text:cond-style-name=""><text:span text:style-name="a1058" text:class-names="">offset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8276in" svg:height="2.12538in" draw:id="id115" draw:style-name="a1064" draw:transform="translate(-0.09138in -1.06269in) rotate(-1.5708) translate(7.93011in 2.41525in)" draw:name="Left Brace 1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16" draw:style-name="a1067" draw:name="TextBox 11" svg:x="7.15202in" svg:y="1.86462in" svg:width="1.76414in" svg:height="0.40391in">
          <draw:text-box>
            <text:p text:style-name="a1066" text:class-names="" text:cond-style-name=""><text:span text:style-name="a1065" text:class-names="">Virtual Address</text:span></text:p>
          </draw:text-box>
          <svg:title/>
          <svg:desc/>
        </draw:frame>
        <draw:custom-shape svg:x="6.27651in" svg:y="3.45801in" svg:width="1.76931in" svg:height="0.28788in" draw:id="id117" draw:style-name="a1071" draw:name="Rectangle 12">
          <svg:title/>
          <svg:desc/>
          <text:p text:style-name="a1070" text:class-names="" text:cond-style-name=""><text:span text:style-name="a1068" text:class-names="">physical page #</text:span><text:span text:style-name="a10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3.74526in" svg:width="1.76931in" svg:height="0.28788in" draw:id="id118" draw:style-name="a1075" draw:name="Rectangle 13">
          <svg:title/>
          <svg:desc/>
          <text:p text:style-name="a1074" text:class-names="" text:cond-style-name=""><text:span text:style-name="a1072" text:class-names="">physical page #</text:span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03189in" svg:width="1.76931in" svg:height="0.28788in" draw:id="id119" draw:style-name="a1079" draw:name="Rectangle 14">
          <svg:title/>
          <svg:desc/>
          <text:p text:style-name="a1078" text:class-names="" text:cond-style-name=""><text:span text:style-name="a1076" text:class-names="">physical page #</text:span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31852in" svg:width="1.76931in" svg:height="0.28788in" draw:id="id120" draw:style-name="a1083" draw:name="Rectangle 15">
          <svg:title/>
          <svg:desc/>
          <text:p text:style-name="a1082" text:class-names="" text:cond-style-name=""><text:span text:style-name="a1080" text:class-names="">physical page #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61925in" svg:width="1.76931in" svg:height="0.28788in" draw:id="id121" draw:style-name="a1087" draw:name="Rectangle 16">
          <svg:title/>
          <svg:desc/>
          <text:p text:style-name="a1086" text:class-names="" text:cond-style-name=""><text:span text:style-name="a1084" text:class-names="">physical page #</text:span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651in" svg:y="4.91907in" svg:width="1.76931in" svg:height="0.28788in" draw:id="id122" draw:style-name="a1091" draw:name="Rectangle 17">
          <svg:title/>
          <svg:desc/>
          <text:p text:style-name="a1090" text:class-names="" text:cond-style-name=""><text:span text:style-name="a1088" text:class-names="">physical page #</text:span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57327in" svg:y1="3.33995in" draw:start-shape="id113" draw:start-glue-point="2" svg:x2="6.92331in" svg:y2="3.93501in" draw:end-shape="id120" draw:end-glue-point="1" draw:id="id123" draw:style-name="a1093" draw:transform="translate(-7.74829in -3.63748in) rotate(-4.71239) translate(7.74829in 3.63748in)" draw:name="Connector: Elbow 19">
          <svg:title/>
          <svg:desc/>
        </draw:connector>
        <draw:connector draw:type="standard" svg:x1="3.92045in" svg:y1="4.93939in" draw:start-shape="id120" draw:start-glue-point="3" svg:x2="6.27651in" svg:y2="4.46246in" draw:end-shape="id109" draw:end-glue-point="0" draw:id="id124" draw:style-name="a1095" draw:transform="translate(-5.09848in -4.70092in) rotate(-3.14159) translate(5.09848in 4.70092in)" draw:name="Connector: Elbow 22">
          <svg:title/>
          <svg:desc/>
        </draw:connector>
        <draw:connector draw:type="standard" svg:x1="5.5714in" svg:y1="2.23011in" draw:start-shape="id114" draw:start-glue-point="2" svg:x2="7.93693in" svg:y2="5.76041in" draw:end-shape="id110" draw:end-glue-point="2" draw:id="id125" draw:style-name="a1097" draw:transform="translate(-6.75416in -3.99526in) rotate(-1.5708) translate(6.75416in 3.99526in)" draw:name="Connector: Elbow 24">
          <svg:title/>
          <svg:desc/>
        </draw:connector>
      </draw:page>
      <draw:page draw:name="Slide110" draw:style-name="a1099" draw:master-page-name="Master1-Layout2-obj-Title-and-Content" presentation:presentation-page-layout-name="Master1-PPL2" draw:id="Slide-365">
        <draw:frame draw:id="id126" presentation:style-name="a1103" draw:name="Title 1" svg:x="0.40551in" svg:y="0.29948in" svg:width="9.18898in" svg:height="1.08724in" presentation:class="title" presentation:placeholder="false">
          <draw:text-box>
            <text:p text:style-name="a1102" text:class-names="" text:cond-style-name=""><text:span text:style-name="a1100" text:class-names="">Problems</text:span><text:span text:style-name="a1101" text:class-names=""/></text:p>
          </draw:text-box>
          <svg:title/>
          <svg:desc/>
        </draw:frame>
        <draw:frame draw:id="id127" presentation:style-name="a1117" draw:name="Content Placeholder 2" svg:x="0.40551in" svg:y="1.4974in" svg:width="9.18898in" svg:height="3.15885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Most address space are sparse</text:span></text:p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>Not all pages are used</text:span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In our example most process would use less than 1 million pages</text:span></text:p>
                  </text:list-item>
                </text:list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That means a huge map full of NULL entries</text:span><text:span text:style-name="a1114" text:class-names=""/></text:p>
              </text:list-item>
            </text:list>
          </draw:text-box>
          <svg:title/>
          <svg:desc/>
        </draw:frame>
      </draw:page>
      <draw:page draw:name="Slide111" draw:style-name="a1119" draw:master-page-name="Master1-Layout2-obj-Title-and-Content" presentation:presentation-page-layout-name="Master1-PPL2" draw:id="Slide-366">
        <draw:frame draw:id="id128" presentation:style-name="a1123" draw:name="Title 1" svg:x="0.40551in" svg:y="0.29948in" svg:width="9.18898in" svg:height="1.08724in" presentation:class="title" presentation:placeholder="false">
          <draw:text-box>
            <text:p text:style-name="a1122" text:class-names="" text:cond-style-name=""><text:span text:style-name="a1120" text:class-names="">Problems</text:span><text:span text:style-name="a1121" text:class-names=""/></text:p>
          </draw:text-box>
          <svg:title/>
          <svg:desc/>
        </draw:frame>
        <draw:frame draw:id="id129" presentation:style-name="a1143" draw:name="Content Placeholder 2" svg:x="0.40551in" svg:y="1.4974in" svg:width="9.18898in" svg:height="3.1588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Most address space are sparse</text:span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Not all pages are used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In our example most process would use less than 1 million pages</text:span></text:p>
                  </text:list-item>
                </text:list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hat means a huge map full of NULL entries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What a computer scientist do?</text:span><text:span text:style-name="a1140" text:class-names=""/></text:p>
              </text:list-item>
            </text:list>
          </draw:text-box>
          <svg:title/>
          <svg:desc/>
        </draw:frame>
      </draw:page>
      <draw:page draw:name="Slide113" draw:style-name="a1145" draw:master-page-name="Master1-Layout2-obj-Title-and-Content" presentation:presentation-page-layout-name="Master1-PPL2" draw:id="Slide-368">
        <draw:frame draw:id="id130" presentation:style-name="a1149" draw:name="Title 1" svg:x="0.40551in" svg:y="0.29948in" svg:width="9.18898in" svg:height="1.08724in" presentation:class="title" presentation:placeholder="false">
          <draw:text-box>
            <text:p text:style-name="a1148" text:class-names="" text:cond-style-name=""><text:span text:style-name="a1146" text:class-names="">Problems</text:span><text:span text:style-name="a1147" text:class-names=""/></text:p>
          </draw:text-box>
          <svg:title/>
          <svg:desc/>
        </draw:frame>
        <draw:frame draw:id="id131" presentation:style-name="a1175" draw:name="Content Placeholder 2" svg:x="0.40551in" svg:y="1.4974in" svg:width="9.18898in" svg:height="3.15885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50" text:class-names="">Most address space are sparse</text:span></text:p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Not all pages are used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In our example most process would use less than 1 million pages</text:span></text:p>
                  </text:list-item>
                </text:list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That means a huge map full of NULL entries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What a computer scientist do?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We add a level of indirection!</text:span><text:span text:style-name="a1172" text:class-names=""/></text:p>
              </text:list-item>
            </text:list>
          </draw:text-box>
          <svg:title/>
          <svg:desc/>
        </draw:frame>
      </draw:page>
      <draw:page draw:name="Slide114" draw:style-name="a1177" draw:master-page-name="Master1-Layout8-twoObj-Two-Content" presentation:presentation-page-layout-name="Master1-PPL8" draw:id="Slide-369">
        <draw:frame draw:id="id132" presentation:style-name="a1181" draw:name="Title 1" svg:x="0.40551in" svg:y="0.29948in" svg:width="9.18898in" svg:height="1.08724in" presentation:class="title" presentation:placeholder="false">
          <draw:text-box>
            <text:p text:style-name="a1180" text:class-names="" text:cond-style-name=""><text:span text:style-name="a1178" text:class-names="">Two-level page table</text:span><text:span text:style-name="a1179" text:class-names=""/></text:p>
          </draw:text-box>
          <svg:title/>
          <svg:desc/>
        </draw:frame>
        <draw:frame draw:id="id133" presentation:style-name="a1207" draw:name="Content Placeholder 8" svg:x="5.0625in" svg:y="1.4974in" svg:width="4.53199in" svg:height="3.15885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Directory #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Index in page directory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Entry point to a page table</text:span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Page #</text:span></text:p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Index in the page table</text:span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Point to a physical address</text:span></text:p>
                  </text:list-item>
                </text:list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Directory and page entry can be NULL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3" text:class-names="">Do not materialize unneeded page tables</text:span><text:span text:style-name="a1204" text:class-names=""/></text:p>
              </text:list-item>
            </text:list>
          </draw:text-box>
          <svg:title/>
          <svg:desc/>
        </draw:frame>
        <draw:custom-shape svg:x="0.2197in" svg:y="2.20664in" svg:width="1.35248in" svg:height="0.23864in" draw:id="id134" draw:style-name="a1211" draw:name="Rectangle 3">
          <svg:title/>
          <svg:desc/>
          <text:p text:style-name="a1210" text:class-names="" text:cond-style-name=""><text:span text:style-name="a1208" text:class-names="">directory #</text:span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135" draw:style-name="a1215" draw:name="Rectangle 4">
          <svg:title/>
          <svg:desc/>
          <text:p text:style-name="a1214" text:class-names="" text:cond-style-name=""><text:span text:style-name="a1212" text:class-names="">offset</text:span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36" draw:style-name="a1218" draw:transform="translate(-0.08485in -1.68739in) rotate(-1.5708) translate(2.09289in 2.05455in)" draw:name="Left Brace 5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37" draw:style-name="a1221" draw:name="TextBox 6" svg:x="1.25829in" svg:y="1.4974in" svg:width="1.76414in" svg:height="0.40391in">
          <draw:text-box>
            <text:p text:style-name="a1220" text:class-names="" text:cond-style-name=""><text:span text:style-name="a1219" text:class-names="">Virtual Address</text:span></text:p>
          </draw:text-box>
          <svg:title/>
          <svg:desc/>
        </draw:frame>
        <draw:custom-shape svg:x="1.57525in" svg:y="2.20664in" svg:width="1.35248in" svg:height="0.23864in" draw:id="id138" draw:style-name="a1226" draw:name="Rectangle 9">
          <svg:title/>
          <svg:desc/>
          <text:p text:style-name="a1224" text:class-names="" text:cond-style-name=""><text:span text:style-name="a1222" text:class-names="">page #</text:span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139" draw:style-name="a1230" draw:name="Rectangle 10">
          <svg:title/>
          <svg:desc/>
          <text:p text:style-name="a1229" text:class-names="" text:cond-style-name=""><text:span text:style-name="a1227" text:class-names="">page #</text:span><text:span text:style-name="a1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140" draw:style-name="a1234" draw:name="Rectangle 11">
          <svg:title/>
          <svg:desc/>
          <text:p text:style-name="a1233" text:class-names="" text:cond-style-name=""><text:span text:style-name="a1231" text:class-names="">offset</text:span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41" draw:style-name="a1237" draw:transform="translate(-0.08485in -1.68739in) rotate(-1.5708) translate(6.99441in 4.67955in)" draw:name="Left Brace 12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42" draw:style-name="a1240" draw:name="TextBox 13" svg:x="6.1598in" svg:y="4.1224in" svg:width="1.88826in" svg:height="0.40391in">
          <draw:text-box>
            <text:p text:style-name="a1239" text:class-names="" text:cond-style-name=""><text:span text:style-name="a1238" text:class-names="">Physical Address</text:span></text:p>
          </draw:text-box>
          <svg:title/>
          <svg:desc/>
        </draw:frame>
        <draw:custom-shape svg:x="0.2197in" svg:y="3.3127in" svg:width="1.82197in" svg:height="0.23864in" draw:id="id143" draw:style-name="a1244" draw:name="Rectangle 18">
          <svg:title/>
          <svg:desc/>
          <text:p text:style-name="a1243" text:class-names="" text:cond-style-name=""><text:span text:style-name="a1241" text:class-names="">directory entry</text:span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144" draw:style-name="a1248" draw:name="Rectangle 19">
          <svg:title/>
          <svg:desc/>
          <text:p text:style-name="a1247" text:class-names="" text:cond-style-name=""><text:span text:style-name="a1245" text:class-names="">directory entry</text:span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145" draw:style-name="a1252" draw:name="Rectangle 20">
          <svg:title/>
          <svg:desc/>
          <text:p text:style-name="a1251" text:class-names="" text:cond-style-name=""><text:span text:style-name="a1249" text:class-names="">directory entry</text:span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46" draw:style-name="a1256" draw:name="Rectangle 21">
          <svg:title/>
          <svg:desc/>
          <text:p text:style-name="a1255" text:class-names="" text:cond-style-name=""><text:span text:style-name="a1253" text:class-names="">directory entry</text:span><text:span text:style-name="a1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47" draw:style-name="a1261" draw:name="Rectangle 22">
          <svg:title/>
          <svg:desc/>
          <text:p text:style-name="a1259" text:class-names="" text:cond-style-name=""><text:span text:style-name="a1257" text:class-names="">page entry</text:span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48" draw:style-name="a1266" draw:name="Rectangle 24">
          <svg:title/>
          <svg:desc/>
          <text:p text:style-name="a1264" text:class-names="" text:cond-style-name=""><text:span text:style-name="a1262" text:class-names="">page entry</text:span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49" draw:style-name="a1271" draw:name="Rectangle 25">
          <svg:title/>
          <svg:desc/>
          <text:p text:style-name="a1269" text:class-names="" text:cond-style-name=""><text:span text:style-name="a1267" text:class-names="">page entry</text:span><text:span text:style-name="a1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50" draw:style-name="a1276" draw:name="Rectangle 26">
          <svg:title/>
          <svg:desc/>
          <text:p text:style-name="a1274" text:class-names="" text:cond-style-name=""><text:span text:style-name="a1272" text:class-names="">page entry</text:span><text:span text:style-name="a1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134" draw:start-glue-point="2" svg:x2="1.05119in" svg:y2="3.27677in" draw:end-shape="id143" draw:end-glue-point="3" draw:id="id151" draw:style-name="a1278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143" draw:start-glue-point="1" svg:x2="2.41288in" svg:y2="3.90929in" draw:end-shape="id150" draw:end-glue-point="3" draw:id="id152" draw:style-name="a1280" draw:name="Connector: Elbow 31">
          <svg:title/>
          <svg:desc/>
        </draw:connector>
        <draw:connector draw:type="standard" svg:x1="2.82555in" svg:y1="2.85795in" draw:start-shape="id138" draw:start-glue-point="2" svg:x2="1.83881in" svg:y2="3.01934in" draw:end-shape="id148" draw:end-glue-point="3" draw:id="id153" draw:style-name="a1282" draw:transform="translate(-2.33218in -2.93865in) rotate(-4.71239) translate(2.33218in 2.93865in)" draw:name="Connector: Elbow 33">
          <svg:title/>
          <svg:desc/>
        </draw:connector>
        <draw:frame draw:id="id154" draw:style-name="a1286" draw:name="TextBox 35" svg:x="0.29328in" svg:y="4.19079in" svg:width="1.67481in" svg:height="0.40391in">
          <draw:text-box>
            <text:p text:style-name="a1285" text:class-names="" text:cond-style-name=""><text:span text:style-name="a1283" text:class-names="">Page directory</text:span><text:span text:style-name="a1284" text:class-names=""/></text:p>
          </draw:text-box>
          <svg:title/>
          <svg:desc/>
        </draw:frame>
        <draw:frame draw:id="id155" draw:style-name="a1290" draw:name="TextBox 36" svg:x="2.68999in" svg:y="4.19079in" svg:width="1.26775in" svg:height="0.40391in">
          <draw:text-box>
            <text:p text:style-name="a1289" text:class-names="" text:cond-style-name=""><text:span text:style-name="a1287" text:class-names="">Page table</text:span><text:span text:style-name="a1288" text:class-names=""/></text:p>
          </draw:text-box>
          <svg:title/>
          <svg:desc/>
        </draw:frame>
        <draw:connector draw:type="standard" svg:x1="4.23485in" svg:y1="3.43202in" draw:start-shape="id148" draw:start-glue-point="1" svg:x2="5.12121in" svg:y2="4.95096in" draw:end-shape="id139" draw:end-glue-point="3" draw:id="id156" draw:style-name="a1292" draw:name="Connector: Elbow 38">
          <svg:title/>
          <svg:desc/>
        </draw:connector>
        <draw:connector draw:type="standard" svg:x1="3.8747in" svg:y1="2.32596in" draw:start-shape="id135" draw:start-glue-point="1" svg:x2="8.30274in" svg:y2="5.07028in" draw:end-shape="id140" draw:end-glue-point="2" draw:id="id157" draw:style-name="a1294" draw:name="Connector: Elbow 40">
          <svg:title/>
          <svg:desc/>
        </draw:connector>
        <draw:custom-shape svg:x="0.23864in" svg:y="4.67955in" svg:width="1.04924in" svg:height="0.29471in" draw:id="id158" draw:style-name="a1298" draw:name="Rectangle: Rounded Corners 29">
          <svg:title/>
          <svg:desc/>
          <text:p text:style-name="a1297" text:class-names="" text:cond-style-name=""><text:span text:style-name="a1295" text:class-names="">%cr3</text:span><text:span text:style-name="a129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0.2197in" svg:y1="3.90929in" draw:start-shape="id158" draw:start-glue-point="3" svg:x2="0.23864in" svg:y2="4.82691in" draw:end-shape="id146" draw:end-glue-point="3" draw:id="id159" draw:style-name="a1300" draw:transform="translate(-0.22917in -4.3681in) rotate(-3.14159) translate(0.22917in 4.3681in)" draw:name="Connector: Elbow 31">
          <svg:title/>
          <svg:desc/>
        </draw:connector>
      </draw:page>
      <draw:page draw:name="Slide115" draw:style-name="a1302" draw:master-page-name="Master1-Layout2-obj-Title-and-Content" presentation:presentation-page-layout-name="Master1-PPL2" draw:id="Slide-370">
        <draw:frame draw:id="id160" presentation:style-name="a1306" draw:name="Title 4" svg:x="0.40551in" svg:y="0.29948in" svg:width="9.18898in" svg:height="1.08724in" presentation:class="title" presentation:placeholder="false">
          <draw:text-box>
            <text:p text:style-name="a1305" text:class-names="" text:cond-style-name=""><text:span text:style-name="a1303" text:class-names="">Problem</text:span><text:span text:style-name="a1304" text:class-names=""/></text:p>
          </draw:text-box>
          <svg:title/>
          <svg:desc/>
        </draw:frame>
        <draw:frame draw:id="id161" presentation:style-name="a1317" draw:name="Content Placeholder 5" svg:x="0.40551in" svg:y="1.4974in" svg:width="9.18898in" svg:height="3.15885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Address translation seems more complicated</text:span></text:p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… and therefore slow</text:span></text:p>
                  </text:list-item>
                </text:list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How do we solve this?</text:span><text:span text:style-name="a1314" text:class-names=""/></text:p>
              </text:list-item>
            </text:list>
          </draw:text-box>
          <svg:title/>
          <svg:desc/>
        </draw:frame>
      </draw:page>
      <draw:page draw:name="Slide104" draw:style-name="a1319" draw:master-page-name="Master1-Layout5-cust-Title-Slide-Colour-and-Image" presentation:presentation-page-layout-name="Master1-PPL5" draw:id="Slide-359">
        <draw:frame draw:id="id162" presentation:style-name="a1323" draw:name="Title 6" svg:x="0.40551in" svg:y="1.74803in" svg:width="5.75197in" svg:height="1.20472in" presentation:class="title" presentation:placeholder="false">
          <draw:text-box>
            <text:p text:style-name="a1322" text:class-names="" text:cond-style-name=""><text:span text:style-name="a1320" text:class-names="">Thank you</text:span><text:span text:style-name="a132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75" draw:style="linear" draw:angle="0" draw:start-color="#b1cbe9" draw:end-color="#a3c1e5" draw:start-intensity="100%" draw:end-intensity="100%"/>
    <draw:gradient draw:name="a1265" draw:style="linear" draw:angle="0" draw:start-color="#b1cbe9" draw:end-color="#a3c1e5" draw:start-intensity="100%" draw:end-intensity="100%"/>
    <draw:gradient draw:name="a1270" draw:style="linear" draw:angle="0" draw:start-color="#b1cbe9" draw:end-color="#a3c1e5" draw:start-intensity="100%" draw:end-intensity="100%"/>
    <draw:gradient draw:name="a1225" draw:style="linear" draw:angle="0" draw:start-color="#b1cbe9" draw:end-color="#a3c1e5" draw:start-intensity="100%" draw:end-intensity="100%"/>
    <draw:gradient draw:name="a1260" draw:style="linear" draw:angle="0" draw:start-color="#b1cbe9" draw:end-color="#a3c1e5" draw:start-intensity="100%" draw:end-intensity="100%"/>
    <draw:gradient draw:name="a912" draw:style="linear" draw:angle="0" draw:start-color="#f7bda4" draw:end-color="#f5b195" draw:start-intensity="100%" draw:end-intensity="100%"/>
    <draw:fill-image draw:name="a1013" xlink:href="media/image1.jpeg" xlink:show="embed" xlink:actuate="onLoad"/>
    <draw:fill-image draw:name="a1176" xlink:href="media/image1.jpeg" xlink:show="embed" xlink:actuate="onLoad"/>
    <draw:fill-image draw:name="a670" xlink:href="media/image1.jpeg" xlink:show="embed" xlink:actuate="onLoad"/>
    <draw:fill-image draw:name="a1318" xlink:href="media/image2.jpeg" xlink:show="embed" xlink:actuate="onLoad"/>
    <draw:fill-image draw:name="a1301" xlink:href="media/image1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1098" xlink:href="media/image1.jpeg" xlink:show="embed" xlink:actuate="onLoad"/>
    <draw:fill-image draw:name="a292" xlink:href="media/image4.jpeg" xlink:show="embed" xlink:actuate="onLoad"/>
    <draw:fill-image draw:name="a1118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5.jpeg" xlink:show="embed" xlink:actuate="onLoad"/>
    <draw:fill-image draw:name="a1144" xlink:href="media/image1.jpeg" xlink:show="embed" xlink:actuate="onLoad"/>
    <draw:fill-image draw:name="a957" xlink:href="media/image1.jpeg" xlink:show="embed" xlink:actuate="onLoad"/>
    <draw:fill-image draw:name="a288" xlink:href="media/image2.jpeg" xlink:show="embed" xlink:actuate="onLoad"/>
    <draw:fill-image draw:name="a871" xlink:href="media/image2.jpeg" xlink:show="embed" xlink:actuate="onLoad"/>
    <draw:fill-image draw:name="a233" xlink:href="media/image5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2.jpeg" xlink:show="embed" xlink:actuate="onLoad"/>
    <draw:fill-image draw:name="a982" xlink:href="media/image1.jpeg" xlink:show="embed" xlink:actuate="onLoad"/>
    <draw:fill-image draw:name="a876" xlink:href="media/image1.jpeg" xlink:show="embed" xlink:actuate="onLoad"/>
    <draw:fill-image draw:name="a114" xlink:href="media/image1.jpeg" xlink:show="embed" xlink:actuate="onLoad"/>
    <draw:fill-image draw:name="a860" xlink:href="media/image3.jpeg" xlink:show="embed" xlink:actuate="onLoad"/>
    <draw:marker draw:name="a1092" svg:viewBox="0 0 20 30" svg:d="m10 0-10 30h20z"/>
    <draw:marker draw:name="a1291" svg:viewBox="0 0 20 30" svg:d="m10 0-10 30h20z"/>
    <draw:marker draw:name="a914" svg:viewBox="0 0 20 30" svg:d="m10 0-10 30h20z"/>
    <draw:marker draw:name="a1299" svg:viewBox="0 0 20 30" svg:d="m10 0-10 30h20z"/>
    <draw:marker draw:name="a1094" svg:viewBox="0 0 20 30" svg:d="m10 0-10 30h20z"/>
    <draw:marker draw:name="a1293" svg:viewBox="0 0 20 30" svg:d="m10 0-10 30h20z"/>
    <draw:marker draw:name="a1281" svg:viewBox="0 0 20 30" svg:d="m10 0-10 30h20z"/>
    <draw:marker draw:name="a916" svg:viewBox="0 0 20 30" svg:d="m10 0-10 30h20z"/>
    <draw:marker draw:name="a1277" svg:viewBox="0 0 20 30" svg:d="m10 0-10 30h20z"/>
    <draw:marker draw:name="a1096" svg:viewBox="0 0 20 30" svg:d="m10 0-10 30h20z"/>
    <draw:marker draw:name="a1279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10:52:33Z</dc:date>
    <meta:template xlink:href="password1" xlink:type="simple"/>
    <meta:editing-cycles>35</meta:editing-cycles>
    <meta:editing-duration>PT56077S</meta:editing-duration>
    <meta:document-statistic meta:paragraph-count="107" meta:word-count="445"/>
  </office:meta>
</office:document-meta>
</file>